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-HF</text:p>
          </table:table-cell>
          <table:table-cell table:formula="of:=[.A2] &amp; &quot;A, &quot; &amp; [.B2]" office:value-type="string" office:string-value="2A, gG-HF" calcext:value-type="string">
            <text:p>2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2]" office:value-type="string" office:string-value="gG-HF" calcext:value-type="string">
            <text:p>gG-HF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2] &amp; &quot;.csv', 'params.json')&quot;" office:value-type="string" office:string-value="('fuse_lnt', '2.csv', 'params.json')" calcext:value-type="string">
            <text:p>('fuse_lnt', '2.csv', 'params.json'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-HF</text:p>
          </table:table-cell>
          <table:table-cell table:formula="of:=[.A3] &amp; &quot;A, &quot; &amp; [.B3]" office:value-type="string" office:string-value="4A, gG-HF" calcext:value-type="string">
            <text:p>4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3]" office:value-type="string" office:string-value="gG-HF" calcext:value-type="string">
            <text:p>gG-HF</text:p>
          </table:table-cell>
          <table:table-cell table:formula="of:=[.A3]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3] &amp; &quot;.csv', 'params.json')&quot;" office:value-type="string" office:string-value="('fuse_lnt', '4.csv', 'params.json')" calcext:value-type="string">
            <text:p>('fuse_lnt', '4.csv', 'params.json'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G-HF</text:p>
          </table:table-cell>
          <table:table-cell table:formula="of:=[.A4] &amp; &quot;A, &quot; &amp; [.B4]" office:value-type="string" office:string-value="6A, gG-HF" calcext:value-type="string">
            <text:p>6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4]" office:value-type="string" office:string-value="gG-HF" calcext:value-type="string">
            <text:p>gG-HF</text:p>
          </table:table-cell>
          <table:table-cell table:formula="of:=[.A4]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4] &amp; &quot;.csv', 'params.json')&quot;" office:value-type="string" office:string-value="('fuse_lnt', '6.csv', 'params.json')" calcext:value-type="string">
            <text:p>('fuse_lnt', '6.csv', 'params.json'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-HF</text:p>
          </table:table-cell>
          <table:table-cell table:formula="of:=[.A5] &amp; &quot;A, &quot; &amp; [.B5]" office:value-type="string" office:string-value="10A, gG-HF" calcext:value-type="string">
            <text:p>10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5]" office:value-type="string" office:string-value="gG-HF" calcext:value-type="string">
            <text:p>gG-HF</text:p>
          </table:table-cell>
          <table:table-cell table:formula="of:=[.A5]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5] &amp; &quot;.csv', 'params.json')&quot;" office:value-type="string" office:string-value="('fuse_lnt', '10.csv', 'params.json')" calcext:value-type="string">
            <text:p>('fuse_lnt', '10.csv', 'params.json'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G-HF</text:p>
          </table:table-cell>
          <table:table-cell table:formula="of:=[.A6] &amp; &quot;A, &quot; &amp; [.B6]" office:value-type="string" office:string-value="16A, gG-HF" calcext:value-type="string">
            <text:p>16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6]" office:value-type="string" office:string-value="gG-HF" calcext:value-type="string">
            <text:p>gG-HF</text:p>
          </table:table-cell>
          <table:table-cell table:formula="of:=[.A6]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6] &amp; &quot;.csv', 'params.json')&quot;" office:value-type="string" office:string-value="('fuse_lnt', '16.csv', 'params.json')" calcext:value-type="string">
            <text:p>('fuse_lnt', '16.csv', 'params.json'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-HF</text:p>
          </table:table-cell>
          <table:table-cell table:formula="of:=[.A7] &amp; &quot;A, &quot; &amp; [.B7]" office:value-type="string" office:string-value="20A, gG-HF" calcext:value-type="string">
            <text:p>20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7]" office:value-type="string" office:string-value="gG-HF" calcext:value-type="string">
            <text:p>gG-HF</text:p>
          </table:table-cell>
          <table:table-cell table:formula="of:=[.A7]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7] &amp; &quot;.csv', 'params.json')&quot;" office:value-type="string" office:string-value="('fuse_lnt', '20.csv', 'params.json')" calcext:value-type="string">
            <text:p>('fuse_lnt', '20.csv', 'params.json'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G-HF</text:p>
          </table:table-cell>
          <table:table-cell table:formula="of:=[.A8] &amp; &quot;A, &quot; &amp; [.B8]" office:value-type="string" office:string-value="25A, gG-HF" calcext:value-type="string">
            <text:p>25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8]" office:value-type="string" office:string-value="gG-HF" calcext:value-type="string">
            <text:p>gG-HF</text:p>
          </table:table-cell>
          <table:table-cell table:formula="of:=[.A8]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8] &amp; &quot;.csv', 'params.json')&quot;" office:value-type="string" office:string-value="('fuse_lnt', '25.csv', 'params.json')" calcext:value-type="string">
            <text:p>('fuse_lnt', '25.csv', 'params.json')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G-HF</text:p>
          </table:table-cell>
          <table:table-cell table:formula="of:=[.A9] &amp; &quot;A, &quot; &amp; [.B9]" office:value-type="string" office:string-value="32A, gG-HF" calcext:value-type="string">
            <text:p>32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9]" office:value-type="string" office:string-value="gG-HF" calcext:value-type="string">
            <text:p>gG-HF</text:p>
          </table:table-cell>
          <table:table-cell table:formula="of:=[.A9]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9] &amp; &quot;.csv', 'params.json')&quot;" office:value-type="string" office:string-value="('fuse_lnt', '32.csv', 'params.json')" calcext:value-type="string">
            <text:p>('fuse_lnt', '32.csv', 'params.json')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G-HF</text:p>
          </table:table-cell>
          <table:table-cell table:formula="of:=[.A10] &amp; &quot;A, &quot; &amp; [.B10]" office:value-type="string" office:string-value="40A, gG-HF" calcext:value-type="string">
            <text:p>40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0]" office:value-type="string" office:string-value="gG-HF" calcext:value-type="string">
            <text:p>gG-HF</text:p>
          </table:table-cell>
          <table:table-cell table:formula="of:=[.A10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0] &amp; &quot;.csv', 'params.json')&quot;" office:value-type="string" office:string-value="('fuse_lnt', '40.csv', 'params.json')" calcext:value-type="string">
            <text:p>('fuse_lnt', '40.csv', 'params.json'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-HF</text:p>
          </table:table-cell>
          <table:table-cell table:formula="of:=[.A11] &amp; &quot;A, &quot; &amp; [.B11]" office:value-type="string" office:string-value="50A, gG-HF" calcext:value-type="string">
            <text:p>50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1]" office:value-type="string" office:string-value="gG-HF" calcext:value-type="string">
            <text:p>gG-HF</text:p>
          </table:table-cell>
          <table:table-cell table:formula="of:=[.A11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1] &amp; &quot;.csv', 'params.json')&quot;" office:value-type="string" office:string-value="('fuse_lnt', '50.csv', 'params.json')" calcext:value-type="string">
            <text:p>('fuse_lnt', '50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-HF</text:p>
          </table:table-cell>
          <table:table-cell table:formula="of:=[.A12] &amp; &quot;A, &quot; &amp; [.B12]" office:value-type="string" office:string-value="63A, gG-HF" calcext:value-type="string">
            <text:p>63A, gG-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2]" office:value-type="string" office:string-value="gG-HF" calcext:value-type="string">
            <text:p>gG-HF</text:p>
          </table:table-cell>
          <table:table-cell table:formula="of:=[.A12]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2] &amp; &quot;.csv', 'params.json')&quot;" office:value-type="string" office:string-value="('fuse_lnt', '63.csv', 'params.json')" calcext:value-type="string">
            <text:p>('fuse_lnt', '63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-DIN-HN</text:p>
          </table:table-cell>
          <table:table-cell table:formula="of:=[.A13] &amp; &quot;A, &quot; &amp; [.B13]" office:value-type="string" office:string-value="63A, gG-DIN-HN" calcext:value-type="string">
            <text:p>63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3]" office:value-type="string" office:string-value="gG-DIN-HN" calcext:value-type="string">
            <text:p>gG-DIN-HN</text:p>
          </table:table-cell>
          <table:table-cell table:formula="of:=[.A13]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3] &amp; &quot;_1.csv', 'params.json')&quot;" office:value-type="string" office:string-value="('fuse_lnt', '63_1.csv', 'params.json')" calcext:value-type="string">
            <text:p>('fuse_lnt', '63_1.csv', 'params.json')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G-DIN-HN</text:p>
          </table:table-cell>
          <table:table-cell table:formula="of:=[.A14] &amp; &quot;A, &quot; &amp; [.B14]" office:value-type="string" office:string-value="80A, gG-DIN-HN" calcext:value-type="string">
            <text:p>8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4]" office:value-type="string" office:string-value="gG-DIN-HN" calcext:value-type="string">
            <text:p>gG-DIN-HN</text:p>
          </table:table-cell>
          <table:table-cell table:formula="of:=[.A14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4] &amp; &quot;_1.csv', 'params.json')&quot;" office:value-type="string" office:string-value="('fuse_lnt', '80_1.csv', 'params.json')" calcext:value-type="string">
            <text:p>('fuse_lnt', '80_1.csv', 'params.json'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G-DIN-HN</text:p>
          </table:table-cell>
          <table:table-cell table:formula="of:=[.A15] &amp; &quot;A, &quot; &amp; [.B15]" office:value-type="string" office:string-value="100A, gG-DIN-HN" calcext:value-type="string">
            <text:p>10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5]" office:value-type="string" office:string-value="gG-DIN-HN" calcext:value-type="string">
            <text:p>gG-DIN-HN</text:p>
          </table:table-cell>
          <table:table-cell table:formula="of:=[.A1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5] &amp; &quot;_1.csv', 'params.json')&quot;" office:value-type="string" office:string-value="('fuse_lnt', '100_1.csv', 'params.json')" calcext:value-type="string">
            <text:p>('fuse_lnt', '100_1.csv', 'params.json')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-DIN-HN</text:p>
          </table:table-cell>
          <table:table-cell table:formula="of:=[.A16] &amp; &quot;A, &quot; &amp; [.B16]" office:value-type="string" office:string-value="125A, gG-DIN-HN" calcext:value-type="string">
            <text:p>125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6]" office:value-type="string" office:string-value="gG-DIN-HN" calcext:value-type="string">
            <text:p>gG-DIN-HN</text:p>
          </table:table-cell>
          <table:table-cell table:formula="of:=[.A16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6] &amp; &quot;_1.csv', 'params.json')&quot;" office:value-type="string" office:string-value="('fuse_lnt', '125_1.csv', 'params.json')" calcext:value-type="string">
            <text:p>('fuse_lnt', '125_1.csv', 'params.json')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-DIN-HN</text:p>
          </table:table-cell>
          <table:table-cell table:formula="of:=[.A17] &amp; &quot;A, &quot; &amp; [.B17]" office:value-type="string" office:string-value="160A, gG-DIN-HN" calcext:value-type="string">
            <text:p>16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7]" office:value-type="string" office:string-value="gG-DIN-HN" calcext:value-type="string">
            <text:p>gG-DIN-HN</text:p>
          </table:table-cell>
          <table:table-cell table:formula="of:=[.A17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7] &amp; &quot;_1.csv', 'params.json')&quot;" office:value-type="string" office:string-value="('fuse_lnt', '160_1.csv', 'params.json')" calcext:value-type="string">
            <text:p>('fuse_lnt', '160_1.csv', 'params.json'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G-DIN-HN</text:p>
          </table:table-cell>
          <table:table-cell table:formula="of:=[.A18] &amp; &quot;A, &quot; &amp; [.B18]" office:value-type="string" office:string-value="200A, gG-DIN-HN" calcext:value-type="string">
            <text:p>20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8]" office:value-type="string" office:string-value="gG-DIN-HN" calcext:value-type="string">
            <text:p>gG-DIN-HN</text:p>
          </table:table-cell>
          <table:table-cell table:formula="of:=[.A18]"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8] &amp; &quot;_1.csv', 'params.json')&quot;" office:value-type="string" office:string-value="('fuse_lnt', '200_1.csv', 'params.json')" calcext:value-type="string">
            <text:p>('fuse_lnt', '200_1.csv', 'params.json')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G-DIN-HN</text:p>
          </table:table-cell>
          <table:table-cell table:formula="of:=[.A19] &amp; &quot;A, &quot; &amp; [.B19]" office:value-type="string" office:string-value="250A, gG-DIN-HN" calcext:value-type="string">
            <text:p>25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19]" office:value-type="string" office:string-value="gG-DIN-HN" calcext:value-type="string">
            <text:p>gG-DIN-HN</text:p>
          </table:table-cell>
          <table:table-cell table:formula="of:=[.A19]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9] &amp; &quot;_1.csv', 'params.json')&quot;" office:value-type="string" office:string-value="('fuse_lnt', '250_1.csv', 'params.json')" calcext:value-type="string">
            <text:p>('fuse_lnt', '250_1.csv', 'params.json')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G-DIN-HN</text:p>
          </table:table-cell>
          <table:table-cell table:formula="of:=[.A20] &amp; &quot;A, &quot; &amp; [.B20]" office:value-type="string" office:string-value="315A, gG-DIN-HN" calcext:value-type="string">
            <text:p>315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20]" office:value-type="string" office:string-value="gG-DIN-HN" calcext:value-type="string">
            <text:p>gG-DIN-HN</text:p>
          </table:table-cell>
          <table:table-cell table:formula="of:=[.A20]"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0] &amp; &quot;_1.csv', 'params.json')&quot;" office:value-type="string" office:string-value="('fuse_lnt', '315_1.csv', 'params.json')" calcext:value-type="string">
            <text:p>('fuse_lnt', '315_1.csv', 'params.json')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G-DIN-HN</text:p>
          </table:table-cell>
          <table:table-cell table:formula="of:=[.A21] &amp; &quot;A, &quot; &amp; [.B21]" office:value-type="string" office:string-value="400A, gG-DIN-HN" calcext:value-type="string">
            <text:p>40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21]" office:value-type="string" office:string-value="gG-DIN-HN" calcext:value-type="string">
            <text:p>gG-DIN-HN</text:p>
          </table:table-cell>
          <table:table-cell table:formula="of:=[.A21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1] &amp; &quot;_1.csv', 'params.json')&quot;" office:value-type="string" office:string-value="('fuse_lnt', '400_1.csv', 'params.json')" calcext:value-type="string">
            <text:p>('fuse_lnt', '400_1.csv', 'params.json')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G-DIN-HN</text:p>
          </table:table-cell>
          <table:table-cell table:formula="of:=[.A22] &amp; &quot;A, &quot; &amp; [.B22]" office:value-type="string" office:string-value="500A, gG-DIN-HN" calcext:value-type="string">
            <text:p>50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22]" office:value-type="string" office:string-value="gG-DIN-HN" calcext:value-type="string">
            <text:p>gG-DIN-HN</text:p>
          </table:table-cell>
          <table:table-cell table:formula="of:=[.A22]"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2] &amp; &quot;_1.csv', 'params.json')&quot;" office:value-type="string" office:string-value="('fuse_lnt', '500_1.csv', 'params.json')" calcext:value-type="string">
            <text:p>('fuse_lnt', '500_1.csv', 'params.json')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G-DIN-HN</text:p>
          </table:table-cell>
          <table:table-cell table:formula="of:=[.A23] &amp; &quot;A, &quot; &amp; [.B23]" office:value-type="string" office:string-value="630A, gG-DIN-HN" calcext:value-type="string">
            <text:p>63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23]" office:value-type="string" office:string-value="gG-DIN-HN" calcext:value-type="string">
            <text:p>gG-DIN-HN</text:p>
          </table:table-cell>
          <table:table-cell table:formula="of:=[.A23]"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3] &amp; &quot;_1.csv', 'params.json')&quot;" office:value-type="string" office:string-value="('fuse_lnt', '630_1.csv', 'params.json')" calcext:value-type="string">
            <text:p>('fuse_lnt', '630_1.csv', 'params.json')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G-DIN-HN</text:p>
          </table:table-cell>
          <table:table-cell table:formula="of:=[.A24] &amp; &quot;A, &quot; &amp; [.B24]" office:value-type="string" office:string-value="800A, gG-DIN-HN" calcext:value-type="string">
            <text:p>800A, gG-DIN-HN</text:p>
          </table:table-cell>
          <table:table-cell office:value-type="string" calcext:value-type="string">
            <text:p>gG fuse - DIN - HN - L&amp;T</text:p>
          </table:table-cell>
          <table:table-cell office:value-type="string" calcext:value-type="string">
            <text:p>True</text:p>
          </table:table-cell>
          <table:table-cell table:formula="of:=[.B24]" office:value-type="string" office:string-value="gG-DIN-HN" calcext:value-type="string">
            <text:p>gG-DIN-HN</text:p>
          </table:table-cell>
          <table:table-cell table:formula="of:=[.A24]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4] &amp; &quot;_1.csv', 'params.json')&quot;" office:value-type="string" office:string-value="('fuse_lnt', '800_1.csv', 'params.json')" calcext:value-type="string">
            <text:p>('fuse_lnt', '800_1.csv', 'params.json'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-DIN-NH</text:p>
          </table:table-cell>
          <table:table-cell table:formula="of:=[.A25] &amp; &quot;A, &quot; &amp; [.B25]" office:value-type="string" office:string-value="2A, gG-DIN-NH" calcext:value-type="string">
            <text:p>2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25]" office:value-type="string" office:string-value="gG-DIN-NH" calcext:value-type="string">
            <text:p>gG-DIN-NH</text:p>
          </table:table-cell>
          <table:table-cell table:formula="of:=[.A25]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25] &amp; &quot;_1.csv', 'params.json')&quot;" office:value-type="string" office:string-value="('fuse_schneider', '2_1.csv', 'params.json')" calcext:value-type="string">
            <text:p>('fuse_schneider', '2_1.csv', 'params.json'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-DIN-NH</text:p>
          </table:table-cell>
          <table:table-cell table:formula="of:=[.A26] &amp; &quot;A, &quot; &amp; [.B26]" office:value-type="string" office:string-value="4A, gG-DIN-NH" calcext:value-type="string">
            <text:p>4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26]" office:value-type="string" office:string-value="gG-DIN-NH" calcext:value-type="string">
            <text:p>gG-DIN-NH</text:p>
          </table:table-cell>
          <table:table-cell table:formula="of:=[.A26]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26] &amp; &quot;_1.csv', 'params.json')&quot;" office:value-type="string" office:string-value="('fuse_schneider', '4_1.csv', 'params.json')" calcext:value-type="string">
            <text:p>('fuse_schneider', '4_1.csv', 'params.json'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G-DIN-NH</text:p>
          </table:table-cell>
          <table:table-cell table:formula="of:=[.A27] &amp; &quot;A, &quot; &amp; [.B27]" office:value-type="string" office:string-value="6A, gG-DIN-NH" calcext:value-type="string">
            <text:p>6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27]" office:value-type="string" office:string-value="gG-DIN-NH" calcext:value-type="string">
            <text:p>gG-DIN-NH</text:p>
          </table:table-cell>
          <table:table-cell table:formula="of:=[.A27]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27] &amp; &quot;_1.csv', 'params.json')&quot;" office:value-type="string" office:string-value="('fuse_schneider', '6_1.csv', 'params.json')" calcext:value-type="string">
            <text:p>('fuse_schneider', '6_1.csv', 'params.json'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-DIN-NH</text:p>
          </table:table-cell>
          <table:table-cell table:formula="of:=[.A28] &amp; &quot;A, &quot; &amp; [.B28]" office:value-type="string" office:string-value="10A, gG-DIN-NH" calcext:value-type="string">
            <text:p>1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28]" office:value-type="string" office:string-value="gG-DIN-NH" calcext:value-type="string">
            <text:p>gG-DIN-NH</text:p>
          </table:table-cell>
          <table:table-cell table:formula="of:=[.A28]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28] &amp; &quot;_1.csv', 'params.json')&quot;" office:value-type="string" office:string-value="('fuse_schneider', '10_1.csv', 'params.json')" calcext:value-type="string">
            <text:p>('fuse_schneider', '10_1.csv', 'params.json'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G-DIN-NH</text:p>
          </table:table-cell>
          <table:table-cell table:formula="of:=[.A29] &amp; &quot;A, &quot; &amp; [.B29]" office:value-type="string" office:string-value="16A, gG-DIN-NH" calcext:value-type="string">
            <text:p>16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29]" office:value-type="string" office:string-value="gG-DIN-NH" calcext:value-type="string">
            <text:p>gG-DIN-NH</text:p>
          </table:table-cell>
          <table:table-cell table:formula="of:=[.A29]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29] &amp; &quot;_1.csv', 'params.json')&quot;" office:value-type="string" office:string-value="('fuse_schneider', '16_1.csv', 'params.json')" calcext:value-type="string">
            <text:p>('fuse_schneider', '16_1.csv', 'params.json'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-DIN-NH</text:p>
          </table:table-cell>
          <table:table-cell table:formula="of:=[.A30] &amp; &quot;A, &quot; &amp; [.B30]" office:value-type="string" office:string-value="20A, gG-DIN-NH" calcext:value-type="string">
            <text:p>2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0]" office:value-type="string" office:string-value="gG-DIN-NH" calcext:value-type="string">
            <text:p>gG-DIN-NH</text:p>
          </table:table-cell>
          <table:table-cell table:formula="of:=[.A30]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0] &amp; &quot;_1.csv', 'params.json')&quot;" office:value-type="string" office:string-value="('fuse_schneider', '20_1.csv', 'params.json')" calcext:value-type="string">
            <text:p>('fuse_schneider', '20_1.csv', 'params.json'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G-DIN-NH</text:p>
          </table:table-cell>
          <table:table-cell table:formula="of:=[.A31] &amp; &quot;A, &quot; &amp; [.B31]" office:value-type="string" office:string-value="25A, gG-DIN-NH" calcext:value-type="string">
            <text:p>25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1]" office:value-type="string" office:string-value="gG-DIN-NH" calcext:value-type="string">
            <text:p>gG-DIN-NH</text:p>
          </table:table-cell>
          <table:table-cell table:formula="of:=[.A31]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1] &amp; &quot;_1.csv', 'params.json')&quot;" office:value-type="string" office:string-value="('fuse_schneider', '25_1.csv', 'params.json')" calcext:value-type="string">
            <text:p>('fuse_schneider', '25_1.csv', 'params.json')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G-DIN-NH</text:p>
          </table:table-cell>
          <table:table-cell table:formula="of:=[.A32] &amp; &quot;A, &quot; &amp; [.B32]" office:value-type="string" office:string-value="32A, gG-DIN-NH" calcext:value-type="string">
            <text:p>32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2]" office:value-type="string" office:string-value="gG-DIN-NH" calcext:value-type="string">
            <text:p>gG-DIN-NH</text:p>
          </table:table-cell>
          <table:table-cell table:formula="of:=[.A32]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2] &amp; &quot;_1.csv', 'params.json')&quot;" office:value-type="string" office:string-value="('fuse_schneider', '32_1.csv', 'params.json')" calcext:value-type="string">
            <text:p>('fuse_schneider', '32_1.csv', 'params.json')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G-DIN-NH</text:p>
          </table:table-cell>
          <table:table-cell table:formula="of:=[.A33] &amp; &quot;A, &quot; &amp; [.B33]" office:value-type="string" office:string-value="40A, gG-DIN-NH" calcext:value-type="string">
            <text:p>4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3]" office:value-type="string" office:string-value="gG-DIN-NH" calcext:value-type="string">
            <text:p>gG-DIN-NH</text:p>
          </table:table-cell>
          <table:table-cell table:formula="of:=[.A33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3] &amp; &quot;_1.csv', 'params.json')&quot;" office:value-type="string" office:string-value="('fuse_schneider', '40_1.csv', 'params.json')" calcext:value-type="string">
            <text:p>('fuse_schneider', '40_1.csv', 'params.json'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-DIN-NH</text:p>
          </table:table-cell>
          <table:table-cell table:formula="of:=[.A34] &amp; &quot;A, &quot; &amp; [.B34]" office:value-type="string" office:string-value="50A, gG-DIN-NH" calcext:value-type="string">
            <text:p>5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4]" office:value-type="string" office:string-value="gG-DIN-NH" calcext:value-type="string">
            <text:p>gG-DIN-NH</text:p>
          </table:table-cell>
          <table:table-cell table:formula="of:=[.A34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4] &amp; &quot;_1.csv', 'params.json')&quot;" office:value-type="string" office:string-value="('fuse_schneider', '50_1.csv', 'params.json')" calcext:value-type="string">
            <text:p>('fuse_schneider', '50_1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-DIN-NH</text:p>
          </table:table-cell>
          <table:table-cell table:formula="of:=[.A35] &amp; &quot;A, &quot; &amp; [.B35]" office:value-type="string" office:string-value="63A, gG-DIN-NH" calcext:value-type="string">
            <text:p>63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5]" office:value-type="string" office:string-value="gG-DIN-NH" calcext:value-type="string">
            <text:p>gG-DIN-NH</text:p>
          </table:table-cell>
          <table:table-cell table:formula="of:=[.A35]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5] &amp; &quot;_1.csv', 'params.json')&quot;" office:value-type="string" office:string-value="('fuse_schneider', '63_1.csv', 'params.json')" calcext:value-type="string">
            <text:p>('fuse_schneider', '63_1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-DIN-NH</text:p>
          </table:table-cell>
          <table:table-cell table:formula="of:=[.A36] &amp; &quot;A, &quot; &amp; [.B36]" office:value-type="string" office:string-value="63A, gG-DIN-NH" calcext:value-type="string">
            <text:p>63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6]" office:value-type="string" office:string-value="gG-DIN-NH" calcext:value-type="string">
            <text:p>gG-DIN-NH</text:p>
          </table:table-cell>
          <table:table-cell table:formula="of:=[.A36]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6] &amp; &quot;_1.csv', 'params.json')&quot;" office:value-type="string" office:string-value="('fuse_schneider', '63_1.csv', 'params.json')" calcext:value-type="string">
            <text:p>('fuse_schneider', '63_1.csv', 'params.json')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G-DIN-NH</text:p>
          </table:table-cell>
          <table:table-cell table:formula="of:=[.A37] &amp; &quot;A, &quot; &amp; [.B37]" office:value-type="string" office:string-value="80A, gG-DIN-NH" calcext:value-type="string">
            <text:p>8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7]" office:value-type="string" office:string-value="gG-DIN-NH" calcext:value-type="string">
            <text:p>gG-DIN-NH</text:p>
          </table:table-cell>
          <table:table-cell table:formula="of:=[.A37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7] &amp; &quot;_1.csv', 'params.json')&quot;" office:value-type="string" office:string-value="('fuse_schneider', '80_1.csv', 'params.json')" calcext:value-type="string">
            <text:p>('fuse_schneider', '80_1.csv', 'params.json'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G-DIN-NH</text:p>
          </table:table-cell>
          <table:table-cell table:formula="of:=[.A38] &amp; &quot;A, &quot; &amp; [.B38]" office:value-type="string" office:string-value="100A, gG-DIN-NH" calcext:value-type="string">
            <text:p>10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8]" office:value-type="string" office:string-value="gG-DIN-NH" calcext:value-type="string">
            <text:p>gG-DIN-NH</text:p>
          </table:table-cell>
          <table:table-cell table:formula="of:=[.A38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8] &amp; &quot;_1.csv', 'params.json')&quot;" office:value-type="string" office:string-value="('fuse_schneider', '100_1.csv', 'params.json')" calcext:value-type="string">
            <text:p>('fuse_schneider', '100_1.csv', 'params.json')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-DIN-NH</text:p>
          </table:table-cell>
          <table:table-cell table:formula="of:=[.A39] &amp; &quot;A, &quot; &amp; [.B39]" office:value-type="string" office:string-value="125A, gG-DIN-NH" calcext:value-type="string">
            <text:p>125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39]" office:value-type="string" office:string-value="gG-DIN-NH" calcext:value-type="string">
            <text:p>gG-DIN-NH</text:p>
          </table:table-cell>
          <table:table-cell table:formula="of:=[.A39]"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39] &amp; &quot;_1.csv', 'params.json')&quot;" office:value-type="string" office:string-value="('fuse_schneider', '125_1.csv', 'params.json')" calcext:value-type="string">
            <text:p>('fuse_schneider', '125_1.csv', 'params.json')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-DIN-NH</text:p>
          </table:table-cell>
          <table:table-cell table:formula="of:=[.A40] &amp; &quot;A, &quot; &amp; [.B40]" office:value-type="string" office:string-value="160A, gG-DIN-NH" calcext:value-type="string">
            <text:p>16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0]" office:value-type="string" office:string-value="gG-DIN-NH" calcext:value-type="string">
            <text:p>gG-DIN-NH</text:p>
          </table:table-cell>
          <table:table-cell table:formula="of:=[.A40]"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0] &amp; &quot;_1.csv', 'params.json')&quot;" office:value-type="string" office:string-value="('fuse_schneider', '160_1.csv', 'params.json')" calcext:value-type="string">
            <text:p>('fuse_schneider', '160_1.csv', 'params.json'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G-DIN-NH</text:p>
          </table:table-cell>
          <table:table-cell table:formula="of:=[.A41] &amp; &quot;A, &quot; &amp; [.B41]" office:value-type="string" office:string-value="200A, gG-DIN-NH" calcext:value-type="string">
            <text:p>20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1]" office:value-type="string" office:string-value="gG-DIN-NH" calcext:value-type="string">
            <text:p>gG-DIN-NH</text:p>
          </table:table-cell>
          <table:table-cell table:formula="of:=[.A41]"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1] &amp; &quot;_1.csv', 'params.json')&quot;" office:value-type="string" office:string-value="('fuse_schneider', '200_1.csv', 'params.json')" calcext:value-type="string">
            <text:p>('fuse_schneider', '200_1.csv', 'params.json')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G-DIN-NH</text:p>
          </table:table-cell>
          <table:table-cell table:formula="of:=[.A42] &amp; &quot;A, &quot; &amp; [.B42]" office:value-type="string" office:string-value="250A, gG-DIN-NH" calcext:value-type="string">
            <text:p>25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2]" office:value-type="string" office:string-value="gG-DIN-NH" calcext:value-type="string">
            <text:p>gG-DIN-NH</text:p>
          </table:table-cell>
          <table:table-cell table:formula="of:=[.A42]"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2] &amp; &quot;_1.csv', 'params.json')&quot;" office:value-type="string" office:string-value="('fuse_schneider', '250_1.csv', 'params.json')" calcext:value-type="string">
            <text:p>('fuse_schneider', '250_1.csv', 'params.json')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G-DIN-NH</text:p>
          </table:table-cell>
          <table:table-cell table:formula="of:=[.A43] &amp; &quot;A, &quot; &amp; [.B43]" office:value-type="string" office:string-value="315A, gG-DIN-NH" calcext:value-type="string">
            <text:p>315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3]" office:value-type="string" office:string-value="gG-DIN-NH" calcext:value-type="string">
            <text:p>gG-DIN-NH</text:p>
          </table:table-cell>
          <table:table-cell table:formula="of:=[.A43]" office:value-type="float" office:value="315" calcext:value-type="float">
            <text:p>315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3] &amp; &quot;_1.csv', 'params.json')&quot;" office:value-type="string" office:string-value="('fuse_schneider', '315_1.csv', 'params.json')" calcext:value-type="string">
            <text:p>('fuse_schneider', '315_1.csv', 'params.json')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G-DIN-NH</text:p>
          </table:table-cell>
          <table:table-cell table:formula="of:=[.A44] &amp; &quot;A, &quot; &amp; [.B44]" office:value-type="string" office:string-value="400A, gG-DIN-NH" calcext:value-type="string">
            <text:p>40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4]" office:value-type="string" office:string-value="gG-DIN-NH" calcext:value-type="string">
            <text:p>gG-DIN-NH</text:p>
          </table:table-cell>
          <table:table-cell table:formula="of:=[.A44]"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4] &amp; &quot;_1.csv', 'params.json')&quot;" office:value-type="string" office:string-value="('fuse_schneider', '400_1.csv', 'params.json')" calcext:value-type="string">
            <text:p>('fuse_schneider', '400_1.csv', 'params.json')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G-DIN-NH</text:p>
          </table:table-cell>
          <table:table-cell table:formula="of:=[.A45] &amp; &quot;A, &quot; &amp; [.B45]" office:value-type="string" office:string-value="500A, gG-DIN-NH" calcext:value-type="string">
            <text:p>50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5]" office:value-type="string" office:string-value="gG-DIN-NH" calcext:value-type="string">
            <text:p>gG-DIN-NH</text:p>
          </table:table-cell>
          <table:table-cell table:formula="of:=[.A45]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5] &amp; &quot;_1.csv', 'params.json')&quot;" office:value-type="string" office:string-value="('fuse_schneider', '500_1.csv', 'params.json')" calcext:value-type="string">
            <text:p>('fuse_schneider', '500_1.csv', 'params.json')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G-DIN-NH</text:p>
          </table:table-cell>
          <table:table-cell table:formula="of:=[.A46] &amp; &quot;A, &quot; &amp; [.B46]" office:value-type="string" office:string-value="630A, gG-DIN-NH" calcext:value-type="string">
            <text:p>63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6]" office:value-type="string" office:string-value="gG-DIN-NH" calcext:value-type="string">
            <text:p>gG-DIN-NH</text:p>
          </table:table-cell>
          <table:table-cell table:formula="of:=[.A46]" office:value-type="float" office:value="630" calcext:value-type="float">
            <text:p>63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6] &amp; &quot;_1.csv', 'params.json')&quot;" office:value-type="string" office:string-value="('fuse_schneider', '630_1.csv', 'params.json')" calcext:value-type="string">
            <text:p>('fuse_schneider', '630_1.csv', 'params.json')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gG-DIN-NH</text:p>
          </table:table-cell>
          <table:table-cell table:formula="of:=[.A47] &amp; &quot;A, &quot; &amp; [.B47]" office:value-type="string" office:string-value="800A, gG-DIN-NH" calcext:value-type="string">
            <text:p>80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7]" office:value-type="string" office:string-value="gG-DIN-NH" calcext:value-type="string">
            <text:p>gG-DIN-NH</text:p>
          </table:table-cell>
          <table:table-cell table:formula="of:=[.A47]"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7] &amp; &quot;_1.csv', 'params.json')&quot;" office:value-type="string" office:string-value="('fuse_schneider', '800_1.csv', 'params.json')" calcext:value-type="string">
            <text:p>('fuse_schneider', '800_1.csv', 'params.json')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G-DIN-NH</text:p>
          </table:table-cell>
          <table:table-cell table:formula="of:=[.A48] &amp; &quot;A, &quot; &amp; [.B48]" office:value-type="string" office:string-value="1000A, gG-DIN-NH" calcext:value-type="string">
            <text:p>100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8]" office:value-type="string" office:string-value="gG-DIN-NH" calcext:value-type="string">
            <text:p>gG-DIN-NH</text:p>
          </table:table-cell>
          <table:table-cell table:formula="of:=[.A48]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8] &amp; &quot;_1.csv', 'params.json')&quot;" office:value-type="string" office:string-value="('fuse_schneider', '1000_1.csv', 'params.json')" calcext:value-type="string">
            <text:p>('fuse_schneider', '1000_1.csv', 'params.json')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gG-DIN-NH</text:p>
          </table:table-cell>
          <table:table-cell table:formula="of:=[.A49] &amp; &quot;A, &quot; &amp; [.B49]" office:value-type="string" office:string-value="1250A, gG-DIN-NH" calcext:value-type="string">
            <text:p>1250A, gG-DIN-NH</text:p>
          </table:table-cell>
          <table:table-cell office:value-type="string" calcext:value-type="string">
            <text:p>gG fuse - DIN - NH - Schneider</text:p>
          </table:table-cell>
          <table:table-cell office:value-type="string" calcext:value-type="string">
            <text:p>True</text:p>
          </table:table-cell>
          <table:table-cell table:formula="of:=[.B49]" office:value-type="string" office:string-value="gG-DIN-NH" calcext:value-type="string">
            <text:p>gG-DIN-NH</text:p>
          </table:table-cell>
          <table:table-cell table:formula="of:=[.A49]" office:value-type="float" office:value="1250" calcext:value-type="float">
            <text:p>125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49] &amp; &quot;_1.csv', 'params.json')&quot;" office:value-type="string" office:string-value="('fuse_schneider', '1250_1.csv', 'params.json')" calcext:value-type="string">
            <text:p>('fuse_schneider', '1250_1.csv', 'params.json'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-DIN-NH</text:p>
          </table:table-cell>
          <table:table-cell table:formula="of:=[.A50] &amp; &quot;A, &quot; &amp; [.B50]" office:value-type="string" office:string-value="2A, aM-DIN-NH" calcext:value-type="string">
            <text:p>2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0]" office:value-type="string" office:string-value="aM-DIN-NH" calcext:value-type="string">
            <text:p>aM-DIN-NH</text:p>
          </table:table-cell>
          <table:table-cell table:formula="of:=[.A50]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0] &amp; &quot;_2.csv', 'params.json')&quot;" office:value-type="string" office:string-value="('fuse_schneider', '2_2.csv', 'params.json')" calcext:value-type="string">
            <text:p>('fuse_schneider', '2_2.csv', 'params.json'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-DIN-NH</text:p>
          </table:table-cell>
          <table:table-cell table:formula="of:=[.A51] &amp; &quot;A, &quot; &amp; [.B51]" office:value-type="string" office:string-value="4A, aM-DIN-NH" calcext:value-type="string">
            <text:p>4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1]" office:value-type="string" office:string-value="aM-DIN-NH" calcext:value-type="string">
            <text:p>aM-DIN-NH</text:p>
          </table:table-cell>
          <table:table-cell table:formula="of:=[.A51]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1] &amp; &quot;_2.csv', 'params.json')&quot;" office:value-type="string" office:string-value="('fuse_schneider', '4_2.csv', 'params.json')" calcext:value-type="string">
            <text:p>('fuse_schneider', '4_2.csv', 'params.json'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-DIN-NH</text:p>
          </table:table-cell>
          <table:table-cell table:formula="of:=[.A52] &amp; &quot;A, &quot; &amp; [.B52]" office:value-type="string" office:string-value="6A, aM-DIN-NH" calcext:value-type="string">
            <text:p>6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2]" office:value-type="string" office:string-value="aM-DIN-NH" calcext:value-type="string">
            <text:p>aM-DIN-NH</text:p>
          </table:table-cell>
          <table:table-cell table:formula="of:=[.A52]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2] &amp; &quot;_2.csv', 'params.json')&quot;" office:value-type="string" office:string-value="('fuse_schneider', '6_2.csv', 'params.json')" calcext:value-type="string">
            <text:p>('fuse_schneider', '6_2.csv', 'params.json'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-DIN-NH</text:p>
          </table:table-cell>
          <table:table-cell table:formula="of:=[.A53] &amp; &quot;A, &quot; &amp; [.B53]" office:value-type="string" office:string-value="10A, aM-DIN-NH" calcext:value-type="string">
            <text:p>1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3]" office:value-type="string" office:string-value="aM-DIN-NH" calcext:value-type="string">
            <text:p>aM-DIN-NH</text:p>
          </table:table-cell>
          <table:table-cell table:formula="of:=[.A53]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3] &amp; &quot;_2.csv', 'params.json')&quot;" office:value-type="string" office:string-value="('fuse_schneider', '10_2.csv', 'params.json')" calcext:value-type="string">
            <text:p>('fuse_schneider', '10_2.csv', 'params.json'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-DIN-NH</text:p>
          </table:table-cell>
          <table:table-cell table:formula="of:=[.A54] &amp; &quot;A, &quot; &amp; [.B54]" office:value-type="string" office:string-value="16A, aM-DIN-NH" calcext:value-type="string">
            <text:p>16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4]" office:value-type="string" office:string-value="aM-DIN-NH" calcext:value-type="string">
            <text:p>aM-DIN-NH</text:p>
          </table:table-cell>
          <table:table-cell table:formula="of:=[.A54]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4] &amp; &quot;_2.csv', 'params.json')&quot;" office:value-type="string" office:string-value="('fuse_schneider', '16_2.csv', 'params.json')" calcext:value-type="string">
            <text:p>('fuse_schneider', '16_2.csv', 'params.json'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-DIN-NH</text:p>
          </table:table-cell>
          <table:table-cell table:formula="of:=[.A55] &amp; &quot;A, &quot; &amp; [.B55]" office:value-type="string" office:string-value="20A, aM-DIN-NH" calcext:value-type="string">
            <text:p>2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5]" office:value-type="string" office:string-value="aM-DIN-NH" calcext:value-type="string">
            <text:p>aM-DIN-NH</text:p>
          </table:table-cell>
          <table:table-cell table:formula="of:=[.A55]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5] &amp; &quot;_2.csv', 'params.json')&quot;" office:value-type="string" office:string-value="('fuse_schneider', '20_2.csv', 'params.json')" calcext:value-type="string">
            <text:p>('fuse_schneider', '20_2.csv', 'params.json'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-DIN-NH</text:p>
          </table:table-cell>
          <table:table-cell table:formula="of:=[.A56] &amp; &quot;A, &quot; &amp; [.B56]" office:value-type="string" office:string-value="25A, aM-DIN-NH" calcext:value-type="string">
            <text:p>25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6]" office:value-type="string" office:string-value="aM-DIN-NH" calcext:value-type="string">
            <text:p>aM-DIN-NH</text:p>
          </table:table-cell>
          <table:table-cell table:formula="of:=[.A56]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6] &amp; &quot;_2.csv', 'params.json')&quot;" office:value-type="string" office:string-value="('fuse_schneider', '25_2.csv', 'params.json')" calcext:value-type="string">
            <text:p>('fuse_schneider', '25_2.csv', 'params.json')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M-DIN-NH</text:p>
          </table:table-cell>
          <table:table-cell table:formula="of:=[.A57] &amp; &quot;A, &quot; &amp; [.B57]" office:value-type="string" office:string-value="32A, aM-DIN-NH" calcext:value-type="string">
            <text:p>32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7]" office:value-type="string" office:string-value="aM-DIN-NH" calcext:value-type="string">
            <text:p>aM-DIN-NH</text:p>
          </table:table-cell>
          <table:table-cell table:formula="of:=[.A57]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7] &amp; &quot;_2.csv', 'params.json')&quot;" office:value-type="string" office:string-value="('fuse_schneider', '32_2.csv', 'params.json')" calcext:value-type="string">
            <text:p>('fuse_schneider', '32_2.csv', 'params.json')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M-DIN-NH</text:p>
          </table:table-cell>
          <table:table-cell table:formula="of:=[.A58] &amp; &quot;A, &quot; &amp; [.B58]" office:value-type="string" office:string-value="40A, aM-DIN-NH" calcext:value-type="string">
            <text:p>4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8]" office:value-type="string" office:string-value="aM-DIN-NH" calcext:value-type="string">
            <text:p>aM-DIN-NH</text:p>
          </table:table-cell>
          <table:table-cell table:formula="of:=[.A58]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8] &amp; &quot;_2.csv', 'params.json')&quot;" office:value-type="string" office:string-value="('fuse_schneider', '40_2.csv', 'params.json')" calcext:value-type="string">
            <text:p>('fuse_schneider', '40_2.csv', 'params.json'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M-DIN-NH</text:p>
          </table:table-cell>
          <table:table-cell table:formula="of:=[.A59] &amp; &quot;A, &quot; &amp; [.B59]" office:value-type="string" office:string-value="50A, aM-DIN-NH" calcext:value-type="string">
            <text:p>5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59]" office:value-type="string" office:string-value="aM-DIN-NH" calcext:value-type="string">
            <text:p>aM-DIN-NH</text:p>
          </table:table-cell>
          <table:table-cell table:formula="of:=[.A59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59] &amp; &quot;_2.csv', 'params.json')&quot;" office:value-type="string" office:string-value="('fuse_schneider', '50_2.csv', 'params.json')" calcext:value-type="string">
            <text:p>('fuse_schneider', '50_2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M-DIN-NH</text:p>
          </table:table-cell>
          <table:table-cell table:formula="of:=[.A60] &amp; &quot;A, &quot; &amp; [.B60]" office:value-type="string" office:string-value="63A, aM-DIN-NH" calcext:value-type="string">
            <text:p>63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0]" office:value-type="string" office:string-value="aM-DIN-NH" calcext:value-type="string">
            <text:p>aM-DIN-NH</text:p>
          </table:table-cell>
          <table:table-cell table:formula="of:=[.A60]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0] &amp; &quot;_2.csv', 'params.json')&quot;" office:value-type="string" office:string-value="('fuse_schneider', '63_2.csv', 'params.json')" calcext:value-type="string">
            <text:p>('fuse_schneider', '63_2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M-DIN-NH</text:p>
          </table:table-cell>
          <table:table-cell table:formula="of:=[.A61] &amp; &quot;A, &quot; &amp; [.B61]" office:value-type="string" office:string-value="63A, aM-DIN-NH" calcext:value-type="string">
            <text:p>63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1]" office:value-type="string" office:string-value="aM-DIN-NH" calcext:value-type="string">
            <text:p>aM-DIN-NH</text:p>
          </table:table-cell>
          <table:table-cell table:formula="of:=[.A61]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1] &amp; &quot;_2.csv', 'params.json')&quot;" office:value-type="string" office:string-value="('fuse_schneider', '63_2.csv', 'params.json')" calcext:value-type="string">
            <text:p>('fuse_schneider', '63_2.csv', 'params.json')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M-DIN-NH</text:p>
          </table:table-cell>
          <table:table-cell table:formula="of:=[.A62] &amp; &quot;A, &quot; &amp; [.B62]" office:value-type="string" office:string-value="80A, aM-DIN-NH" calcext:value-type="string">
            <text:p>8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2]" office:value-type="string" office:string-value="aM-DIN-NH" calcext:value-type="string">
            <text:p>aM-DIN-NH</text:p>
          </table:table-cell>
          <table:table-cell table:formula="of:=[.A62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2] &amp; &quot;_2.csv', 'params.json')&quot;" office:value-type="string" office:string-value="('fuse_schneider', '80_2.csv', 'params.json')" calcext:value-type="string">
            <text:p>('fuse_schneider', '80_2.csv', 'params.json'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M-DIN-NH</text:p>
          </table:table-cell>
          <table:table-cell table:formula="of:=[.A63] &amp; &quot;A, &quot; &amp; [.B63]" office:value-type="string" office:string-value="100A, aM-DIN-NH" calcext:value-type="string">
            <text:p>10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3]" office:value-type="string" office:string-value="aM-DIN-NH" calcext:value-type="string">
            <text:p>aM-DIN-NH</text:p>
          </table:table-cell>
          <table:table-cell table:formula="of:=[.A63]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3] &amp; &quot;_2.csv', 'params.json')&quot;" office:value-type="string" office:string-value="('fuse_schneider', '100_2.csv', 'params.json')" calcext:value-type="string">
            <text:p>('fuse_schneider', '100_2.csv', 'params.json')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M-DIN-NH</text:p>
          </table:table-cell>
          <table:table-cell table:formula="of:=[.A64] &amp; &quot;A, &quot; &amp; [.B64]" office:value-type="string" office:string-value="125A, aM-DIN-NH" calcext:value-type="string">
            <text:p>125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4]" office:value-type="string" office:string-value="aM-DIN-NH" calcext:value-type="string">
            <text:p>aM-DIN-NH</text:p>
          </table:table-cell>
          <table:table-cell table:formula="of:=[.A64]"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4] &amp; &quot;_2.csv', 'params.json')&quot;" office:value-type="string" office:string-value="('fuse_schneider', '125_2.csv', 'params.json')" calcext:value-type="string">
            <text:p>('fuse_schneider', '125_2.csv', 'params.json')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M-DIN-NH</text:p>
          </table:table-cell>
          <table:table-cell table:formula="of:=[.A65] &amp; &quot;A, &quot; &amp; [.B65]" office:value-type="string" office:string-value="160A, aM-DIN-NH" calcext:value-type="string">
            <text:p>16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5]" office:value-type="string" office:string-value="aM-DIN-NH" calcext:value-type="string">
            <text:p>aM-DIN-NH</text:p>
          </table:table-cell>
          <table:table-cell table:formula="of:=[.A65]"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5] &amp; &quot;_2.csv', 'params.json')&quot;" office:value-type="string" office:string-value="('fuse_schneider', '160_2.csv', 'params.json')" calcext:value-type="string">
            <text:p>('fuse_schneider', '160_2.csv', 'params.json'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M-DIN-NH</text:p>
          </table:table-cell>
          <table:table-cell table:formula="of:=[.A66] &amp; &quot;A, &quot; &amp; [.B66]" office:value-type="string" office:string-value="200A, aM-DIN-NH" calcext:value-type="string">
            <text:p>20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6]" office:value-type="string" office:string-value="aM-DIN-NH" calcext:value-type="string">
            <text:p>aM-DIN-NH</text:p>
          </table:table-cell>
          <table:table-cell table:formula="of:=[.A66]"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6] &amp; &quot;_2.csv', 'params.json')&quot;" office:value-type="string" office:string-value="('fuse_schneider', '200_2.csv', 'params.json')" calcext:value-type="string">
            <text:p>('fuse_schneider', '200_2.csv', 'params.json')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M-DIN-NH</text:p>
          </table:table-cell>
          <table:table-cell table:formula="of:=[.A67] &amp; &quot;A, &quot; &amp; [.B67]" office:value-type="string" office:string-value="250A, aM-DIN-NH" calcext:value-type="string">
            <text:p>25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7]" office:value-type="string" office:string-value="aM-DIN-NH" calcext:value-type="string">
            <text:p>aM-DIN-NH</text:p>
          </table:table-cell>
          <table:table-cell table:formula="of:=[.A67]"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7] &amp; &quot;_2.csv', 'params.json')&quot;" office:value-type="string" office:string-value="('fuse_schneider', '250_2.csv', 'params.json')" calcext:value-type="string">
            <text:p>('fuse_schneider', '250_2.csv', 'params.json')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M-DIN-NH</text:p>
          </table:table-cell>
          <table:table-cell table:formula="of:=[.A68] &amp; &quot;A, &quot; &amp; [.B68]" office:value-type="string" office:string-value="315A, aM-DIN-NH" calcext:value-type="string">
            <text:p>315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8]" office:value-type="string" office:string-value="aM-DIN-NH" calcext:value-type="string">
            <text:p>aM-DIN-NH</text:p>
          </table:table-cell>
          <table:table-cell table:formula="of:=[.A68]" office:value-type="float" office:value="315" calcext:value-type="float">
            <text:p>315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8] &amp; &quot;_2.csv', 'params.json')&quot;" office:value-type="string" office:string-value="('fuse_schneider', '315_2.csv', 'params.json')" calcext:value-type="string">
            <text:p>('fuse_schneider', '315_2.csv', 'params.json')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M-DIN-NH</text:p>
          </table:table-cell>
          <table:table-cell table:formula="of:=[.A69] &amp; &quot;A, &quot; &amp; [.B69]" office:value-type="string" office:string-value="400A, aM-DIN-NH" calcext:value-type="string">
            <text:p>40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69]" office:value-type="string" office:string-value="aM-DIN-NH" calcext:value-type="string">
            <text:p>aM-DIN-NH</text:p>
          </table:table-cell>
          <table:table-cell table:formula="of:=[.A69]"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69] &amp; &quot;_2.csv', 'params.json')&quot;" office:value-type="string" office:string-value="('fuse_schneider', '400_2.csv', 'params.json')" calcext:value-type="string">
            <text:p>('fuse_schneider', '400_2.csv', 'params.json')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M-DIN-NH</text:p>
          </table:table-cell>
          <table:table-cell table:formula="of:=[.A70] &amp; &quot;A, &quot; &amp; [.B70]" office:value-type="string" office:string-value="500A, aM-DIN-NH" calcext:value-type="string">
            <text:p>50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70]" office:value-type="string" office:string-value="aM-DIN-NH" calcext:value-type="string">
            <text:p>aM-DIN-NH</text:p>
          </table:table-cell>
          <table:table-cell table:formula="of:=[.A70]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70] &amp; &quot;_2.csv', 'params.json')&quot;" office:value-type="string" office:string-value="('fuse_schneider', '500_2.csv', 'params.json')" calcext:value-type="string">
            <text:p>('fuse_schneider', '500_2.csv', 'params.json')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M-DIN-NH</text:p>
          </table:table-cell>
          <table:table-cell table:formula="of:=[.A71] &amp; &quot;A, &quot; &amp; [.B71]" office:value-type="string" office:string-value="630A, aM-DIN-NH" calcext:value-type="string">
            <text:p>63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71]" office:value-type="string" office:string-value="aM-DIN-NH" calcext:value-type="string">
            <text:p>aM-DIN-NH</text:p>
          </table:table-cell>
          <table:table-cell table:formula="of:=[.A71]" office:value-type="float" office:value="630" calcext:value-type="float">
            <text:p>63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71] &amp; &quot;_2.csv', 'params.json')&quot;" office:value-type="string" office:string-value="('fuse_schneider', '630_2.csv', 'params.json')" calcext:value-type="string">
            <text:p>('fuse_schneider', '630_2.csv', 'params.json')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M-DIN-NH</text:p>
          </table:table-cell>
          <table:table-cell table:formula="of:=[.A72] &amp; &quot;A, &quot; &amp; [.B72]" office:value-type="string" office:string-value="800A, aM-DIN-NH" calcext:value-type="string">
            <text:p>80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72]" office:value-type="string" office:string-value="aM-DIN-NH" calcext:value-type="string">
            <text:p>aM-DIN-NH</text:p>
          </table:table-cell>
          <table:table-cell table:formula="of:=[.A72]"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72] &amp; &quot;_2.csv', 'params.json')&quot;" office:value-type="string" office:string-value="('fuse_schneider', '800_2.csv', 'params.json')" calcext:value-type="string">
            <text:p>('fuse_schneider', '800_2.csv', 'params.json')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M-DIN-NH</text:p>
          </table:table-cell>
          <table:table-cell table:formula="of:=[.A73] &amp; &quot;A, &quot; &amp; [.B73]" office:value-type="string" office:string-value="1000A, aM-DIN-NH" calcext:value-type="string">
            <text:p>100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73]" office:value-type="string" office:string-value="aM-DIN-NH" calcext:value-type="string">
            <text:p>aM-DIN-NH</text:p>
          </table:table-cell>
          <table:table-cell table:formula="of:=[.A73]"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73] &amp; &quot;_2.csv', 'params.json')&quot;" office:value-type="string" office:string-value="('fuse_schneider', '1000_2.csv', 'params.json')" calcext:value-type="string">
            <text:p>('fuse_schneider', '1000_2.csv', 'params.json')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M-DIN-NH</text:p>
          </table:table-cell>
          <table:table-cell table:formula="of:=[.A74] &amp; &quot;A, &quot; &amp; [.B74]" office:value-type="string" office:string-value="1250A, aM-DIN-NH" calcext:value-type="string">
            <text:p>1250A, aM-DIN-NH</text:p>
          </table:table-cell>
          <table:table-cell office:value-type="string" calcext:value-type="string">
            <text:p>aM fuse - DIN - NH - Schneider</text:p>
          </table:table-cell>
          <table:table-cell office:value-type="string" calcext:value-type="string">
            <text:p>True</text:p>
          </table:table-cell>
          <table:table-cell table:formula="of:=[.B74]" office:value-type="string" office:string-value="aM-DIN-NH" calcext:value-type="string">
            <text:p>aM-DIN-NH</text:p>
          </table:table-cell>
          <table:table-cell table:formula="of:=[.A74]" office:value-type="float" office:value="1250" calcext:value-type="float">
            <text:p>1250</text:p>
          </table:table-cell>
          <table:table-cell office:value-type="float" office:value="80" calcext:value-type="float">
            <text:p>80</text:p>
          </table:table-cell>
          <table:table-cell table:formula="of:=&quot;('fuse_schneider', '&quot; &amp; [.A74] &amp; &quot;_2.csv', 'params.json')&quot;" office:value-type="string" office:string-value="('fuse_schneider', '1250_2.csv', 'params.json')" calcext:value-type="string">
            <text:p>('fuse_schneider', '1250_2.csv', 'params.json')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MV HRC</text:p>
          </table:table-cell>
          <table:table-cell table:formula="of:=[.A75] &amp; &quot;A, &quot; &amp; [.B75]" office:value-type="string" office:string-value="6.3A, MV HRC" calcext:value-type="string">
            <text:p>6.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75]" office:value-type="string" office:string-value="MV HRC" calcext:value-type="string">
            <text:p>MV HRC</text:p>
          </table:table-cell>
          <table:table-cell table:formula="of:=[.A75]" office:value-type="float" office:value="6.3" calcext:value-type="float">
            <text:p>6.3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75] &amp; &quot;.csv', 'params.json')&quot;" office:value-type="string" office:string-value="('fuse_abb_cef', '6.3.csv', 'params.json')" calcext:value-type="string">
            <text:p>('fuse_abb_cef', '6.3.csv', 'params.json'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V HRC</text:p>
          </table:table-cell>
          <table:table-cell table:formula="of:=[.A76] &amp; &quot;A, &quot; &amp; [.B76]" office:value-type="string" office:string-value="10A, MV HRC" calcext:value-type="string">
            <text:p>1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76]" office:value-type="string" office:string-value="MV HRC" calcext:value-type="string">
            <text:p>MV HRC</text:p>
          </table:table-cell>
          <table:table-cell table:formula="of:=[.A76]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76] &amp; &quot;.csv', 'params.json')&quot;" office:value-type="string" office:string-value="('fuse_abb_cef', '10.csv', 'params.json')" calcext:value-type="string">
            <text:p>('fuse_abb_cef', '10.csv', 'params.json'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V HRC</text:p>
          </table:table-cell>
          <table:table-cell table:formula="of:=[.A77] &amp; &quot;A, &quot; &amp; [.B77]" office:value-type="string" office:string-value="16A, MV HRC" calcext:value-type="string">
            <text:p>16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77]" office:value-type="string" office:string-value="MV HRC" calcext:value-type="string">
            <text:p>MV HRC</text:p>
          </table:table-cell>
          <table:table-cell table:formula="of:=[.A77]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77] &amp; &quot;.csv', 'params.json')&quot;" office:value-type="string" office:string-value="('fuse_abb_cef', '16.csv', 'params.json')" calcext:value-type="string">
            <text:p>('fuse_abb_cef', '16.csv', 'params.json'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V HRC</text:p>
          </table:table-cell>
          <table:table-cell table:formula="of:=[.A78] &amp; &quot;A, &quot; &amp; [.B78]" office:value-type="string" office:string-value="20A, MV HRC" calcext:value-type="string">
            <text:p>2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78]" office:value-type="string" office:string-value="MV HRC" calcext:value-type="string">
            <text:p>MV HRC</text:p>
          </table:table-cell>
          <table:table-cell table:formula="of:=[.A78]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78] &amp; &quot;.csv', 'params.json')&quot;" office:value-type="string" office:string-value="('fuse_abb_cef', '20.csv', 'params.json')" calcext:value-type="string">
            <text:p>('fuse_abb_cef', '20.csv', 'params.json'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V HRC</text:p>
          </table:table-cell>
          <table:table-cell table:formula="of:=[.A79] &amp; &quot;A, &quot; &amp; [.B79]" office:value-type="string" office:string-value="25A, MV HRC" calcext:value-type="string">
            <text:p>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79]" office:value-type="string" office:string-value="MV HRC" calcext:value-type="string">
            <text:p>MV HRC</text:p>
          </table:table-cell>
          <table:table-cell table:formula="of:=[.A79]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79] &amp; &quot;.csv', 'params.json')&quot;" office:value-type="string" office:string-value="('fuse_abb_cef', '25.csv', 'params.json')" calcext:value-type="string">
            <text:p>('fuse_abb_cef', '25.csv', 'params.json')</text:p>
          </table:table-cell>
          <table:table-cell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string" calcext:value-type="string">
            <text:p>MV HRC</text:p>
          </table:table-cell>
          <table:table-cell table:formula="of:=[.A80] &amp; &quot;A, &quot; &amp; [.B80]" office:value-type="string" office:string-value="31.5A, MV HRC" calcext:value-type="string">
            <text:p>31.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0]" office:value-type="string" office:string-value="MV HRC" calcext:value-type="string">
            <text:p>MV HRC</text:p>
          </table:table-cell>
          <table:table-cell table:formula="of:=[.A80]" office:value-type="float" office:value="31.5" calcext:value-type="float">
            <text:p>31.5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0] &amp; &quot;.csv', 'params.json')&quot;" office:value-type="string" office:string-value="('fuse_abb_cef', '31.5.csv', 'params.json')" calcext:value-type="string">
            <text:p>('fuse_abb_cef', '31.5.csv', 'params.json')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V HRC</text:p>
          </table:table-cell>
          <table:table-cell table:formula="of:=[.A81] &amp; &quot;A, &quot; &amp; [.B81]" office:value-type="string" office:string-value="40A, MV HRC" calcext:value-type="string">
            <text:p>4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1]" office:value-type="string" office:string-value="MV HRC" calcext:value-type="string">
            <text:p>MV HRC</text:p>
          </table:table-cell>
          <table:table-cell table:formula="of:=[.A81]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1] &amp; &quot;.csv', 'params.json')&quot;" office:value-type="string" office:string-value="('fuse_abb_cef', '40.csv', 'params.json')" calcext:value-type="string">
            <text:p>('fuse_abb_cef', '40.csv', 'params.json'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V HRC</text:p>
          </table:table-cell>
          <table:table-cell table:formula="of:=[.A82] &amp; &quot;A, &quot; &amp; [.B82]" office:value-type="string" office:string-value="50A, MV HRC" calcext:value-type="string">
            <text:p>5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2]" office:value-type="string" office:string-value="MV HRC" calcext:value-type="string">
            <text:p>MV HRC</text:p>
          </table:table-cell>
          <table:table-cell table:formula="of:=[.A82]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2] &amp; &quot;.csv', 'params.json')&quot;" office:value-type="string" office:string-value="('fuse_abb_cef', '50.csv', 'params.json')" calcext:value-type="string">
            <text:p>('fuse_abb_cef', '50.csv', 'params.json')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V HRC</text:p>
          </table:table-cell>
          <table:table-cell table:formula="of:=[.A83] &amp; &quot;A, &quot; &amp; [.B83]" office:value-type="string" office:string-value="63A, MV HRC" calcext:value-type="string">
            <text:p>6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3]" office:value-type="string" office:string-value="MV HRC" calcext:value-type="string">
            <text:p>MV HRC</text:p>
          </table:table-cell>
          <table:table-cell table:formula="of:=[.A83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3] &amp; &quot;.csv', 'params.json')&quot;" office:value-type="string" office:string-value="('fuse_abb_cef', '63.csv', 'params.json')" calcext:value-type="string">
            <text:p>('fuse_abb_cef', '63.csv', 'params.json')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V HRC</text:p>
          </table:table-cell>
          <table:table-cell table:formula="of:=[.A84] &amp; &quot;A, &quot; &amp; [.B84]" office:value-type="string" office:string-value="80A, MV HRC" calcext:value-type="string">
            <text:p>8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4]" office:value-type="string" office:string-value="MV HRC" calcext:value-type="string">
            <text:p>MV HRC</text:p>
          </table:table-cell>
          <table:table-cell table:formula="of:=[.A84]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4] &amp; &quot;.csv', 'params.json')&quot;" office:value-type="string" office:string-value="('fuse_abb_cef', '80.csv', 'params.json')" calcext:value-type="string">
            <text:p>('fuse_abb_cef', '80.csv', 'params.json')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V HRC</text:p>
          </table:table-cell>
          <table:table-cell table:formula="of:=[.A85] &amp; &quot;A, &quot; &amp; [.B85]" office:value-type="string" office:string-value="100A, MV HRC" calcext:value-type="string">
            <text:p>1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5]" office:value-type="string" office:string-value="MV HRC" calcext:value-type="string">
            <text:p>MV HRC</text:p>
          </table:table-cell>
          <table:table-cell table:formula="of:=[.A85]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5] &amp; &quot;.csv', 'params.json')&quot;" office:value-type="string" office:string-value="('fuse_abb_cef', '100.csv', 'params.json')" calcext:value-type="string">
            <text:p>('fuse_abb_cef', '100.csv', 'params.json')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V HRC</text:p>
          </table:table-cell>
          <table:table-cell table:formula="of:=[.A86] &amp; &quot;A, &quot; &amp; [.B86]" office:value-type="string" office:string-value="125A, MV HRC" calcext:value-type="string">
            <text:p>1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6]" office:value-type="string" office:string-value="MV HRC" calcext:value-type="string">
            <text:p>MV HRC</text:p>
          </table:table-cell>
          <table:table-cell table:formula="of:=[.A86]"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6] &amp; &quot;.csv', 'params.json')&quot;" office:value-type="string" office:string-value="('fuse_abb_cef', '125.csv', 'params.json')" calcext:value-type="string">
            <text:p>('fuse_abb_cef', '125.csv', 'params.json')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V HRC</text:p>
          </table:table-cell>
          <table:table-cell table:formula="of:=[.A87] &amp; &quot;A, &quot; &amp; [.B87]" office:value-type="string" office:string-value="160A, MV HRC" calcext:value-type="string">
            <text:p>16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7]" office:value-type="string" office:string-value="MV HRC" calcext:value-type="string">
            <text:p>MV HRC</text:p>
          </table:table-cell>
          <table:table-cell table:formula="of:=[.A87]"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7] &amp; &quot;.csv', 'params.json')&quot;" office:value-type="string" office:string-value="('fuse_abb_cef', '160.csv', 'params.json')" calcext:value-type="string">
            <text:p>('fuse_abb_cef', '160.csv', 'params.json'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V HRC</text:p>
          </table:table-cell>
          <table:table-cell table:formula="of:=[.A88] &amp; &quot;A, &quot; &amp; [.B88]" office:value-type="string" office:string-value="200A, MV HRC" calcext:value-type="string">
            <text:p>2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88]" office:value-type="string" office:string-value="MV HRC" calcext:value-type="string">
            <text:p>MV HRC</text:p>
          </table:table-cell>
          <table:table-cell table:formula="of:=[.A88]"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88] &amp; &quot;.csv', 'params.json')&quot;" office:value-type="string" office:string-value="('fuse_abb_cef', '200.csv', 'params.json')" calcext:value-type="string">
            <text:p>('fuse_abb_cef', '200.csv', 'params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4:42:55.290737505</dc:date>
    <dc:creator>Manu Varkey</dc:creator>
    <meta:editing-duration>PT1H59M6S</meta:editing-duration>
    <meta:editing-cycles>86</meta:editing-cycles>
    <meta:generator>LibreOffice/7.3.7.2$Linux_X86_64 LibreOffice_project/30$Build-2</meta:generator>
    <meta:document-statistic meta:table-count="1" meta:cell-count="791" meta:object-count="0"/>
  </office:meta>
</office:document-meta>
</file>